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7067f" officeooo:paragraph-rsid="0017067f"/>
    </style:style>
    <style:style style:name="P2" style:family="paragraph" style:parent-style-name="Standard">
      <style:text-properties style:text-underline-style="solid" style:text-underline-width="auto" style:text-underline-color="font-color" officeooo:rsid="0017067f" officeooo:paragraph-rsid="0017eee7"/>
    </style:style>
    <style:style style:name="P3" style:family="paragraph" style:parent-style-name="Standard">
      <style:text-properties style:text-underline-style="solid" style:text-underline-width="auto" style:text-underline-color="font-color" fo:font-weight="bold" officeooo:rsid="0017067f" officeooo:paragraph-rsid="0017067f" style:font-weight-asian="bold" style:font-weight-complex="bold"/>
    </style:style>
    <style:style style:name="P4" style:family="paragraph" style:parent-style-name="Standard">
      <style:text-properties style:text-underline-style="solid" style:text-underline-width="auto" style:text-underline-color="font-color" officeooo:rsid="001ada2f" officeooo:paragraph-rsid="001ada2f"/>
    </style:style>
    <style:style style:name="T1" style:family="text">
      <style:text-properties style:text-underline-style="none"/>
    </style:style>
    <style:style style:name="T2" style:family="text">
      <style:text-properties style:text-underline-style="none" officeooo:rsid="0017eee7"/>
    </style:style>
    <style:style style:name="T3" style:family="text">
      <style:text-properties style:text-underline-style="none" fo:font-weight="bold" style:font-weight-asian="bold" style:font-weight-complex="bold"/>
    </style:style>
    <style:style style:name="T4" style:family="text">
      <style:text-properties style:text-underline-style="none" fo:font-weight="bold" officeooo:rsid="0017eee7" style:font-weight-asian="bold" style:font-weight-complex="bold"/>
    </style:style>
    <style:style style:name="T5" style:family="text">
      <style:text-properties style:text-underline-style="none" fo:font-weight="normal" officeooo:rsid="0017eee7"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yecto “Corrector Ortográfico Básico”</text:p>
      <text:p text:style-name="P1"/>
      <text:p text:style-name="P1"><text:span text:style-name="T1">Para la realización de este proyecto me he puesto en el siguiente supuesto:</text:span></text:p>
      <text:p text:style-name="P1"/>
      <text:p text:style-name="P1"><text:span text:style-name="T1">Hay una página web enfocada a una red social sobre publicación de historias o cuentos de distintos usuarios registrados. Estas historias, al estar expuestas al público en un futuro, no tienen que tener faltas de ortografía. Es por ello, por lo que cada texto tiene que ser revisado. Esta revisión se realiza en distintos pasos </text:span><text:span text:style-name="T2">(solo se explicará el paso en el que usamos </text:span><text:span text:style-name="T4">lex</text:span><text:span text:style-name="T5">)</text:span><text:span text:style-name="T1">:</text:span></text:p>
      <text:p text:style-name="P1"/>
      <text:p text:style-name="P1"><text:span text:style-name="T1">1.- Revisión inicial. </text:span></text:p>
      <text:p text:style-name="P1"/>
      <text:p text:style-name="P2"><text:span text:style-name="T1">Una revisión en la que al tener que revisar tantas historias y en tan poco tiempo, hacemos uso de </text:span><text:span text:style-name="T2">nuestro</text:span><text:span text:style-name="T1"> programa de </text:span><text:span text:style-name="T3">lex</text:span><text:span text:style-name="T1"> para descartar aquellos textos que tengan faltas “imperdonables” o faltas básicas de ortografía. </text:span><text:span text:style-name="T2">Se descartarán aquellos textos que contengan más de 3 faltas de ortografía básicas. En el caso de pasar la revisión, el texto será analizado por un especialista para buscar faltas de ortografía más complejas. </text:span></text:p>
      <text:p text:style-name="P2"/>
      <text:p text:style-name="P4"><text:span text:style-name="T2">E</text:span><text:span text:style-name="T1">l texto que le pasamos tiene que estar en formato .txt .</text:span></text:p>
      <text:p text:style-name="P2"/>
      <text:p text:style-name="P2"><text:span text:style-name="T1"><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1T12:47:50.776350961</meta:creation-date>
    <dc:date>2015-12-01T12:57:41.858716868</dc:date>
    <meta:editing-duration>PT4M9S</meta:editing-duration>
    <meta:editing-cycles>4</meta:editing-cycles>
    <meta:generator>LibreOffice/4.2.8.2$Linux_X86_64 LibreOffice_project/420m0$Build-2</meta:generator>
    <meta:document-statistic meta:table-count="0" meta:image-count="0" meta:object-count="0" meta:page-count="1" meta:paragraph-count="7" meta:word-count="167" meta:character-count="998" meta:non-whitespace-character-count="834"/>
  </office:meta>
</office:document-meta>
</file>